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ircuit Ref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100nF ceramic capacitor, low ESR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100uF electrolytic capacitor, low ESR (Jaycar RE6322)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Zener diode, 20V, 1W (Jaycar ZR1420)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P Transistor, BC557 or BC55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4K7 0.5W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, 0.5W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i Buzzer, 12VDC PCB Mount (Jaycar AB3459) or Surface Mount (AB3462)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ffy Box, black, 83x54x31mm (Jaycar HB6015)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ket 3-way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ug 3-w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4:49:26.950712959</meta:creation-date>
    <dc:date>2025-09-28T15:38:10.348601510</dc:date>
    <meta:editing-duration>PT34M37S</meta:editing-duration>
    <meta:editing-cycles>3</meta:editing-cycles>
    <meta:generator>LibreOffice/7.4.7.2$Linux_X86_64 LibreOffice_project/40$Build-2</meta:generator>
    <meta:document-statistic meta:table-count="1" meta:cell-count="44" meta:object-count="0"/>
  </office:meta>
</office:document-meta>
</file>